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OSWorkflow.createWorkflow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OSWorkflow.OSWorkflow( OSWorkflowEndpoint ep , String workflowName , int action , Map map , String caller , MessageExchange exchang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OSWorkflow.run(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5">
            <text:p text:style-name="Table_20_Contents">5</text:p>
          </table:table-cell>
          <table:table-cell office:value-type="float" office:value="48">
            <text:p text:style-name="Table_20_Contents">4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